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style:style style:name="P2" style:family="paragraph" style:parent-style-name="Standard" style:list-style-name="L1">
      <style:text-properties officeooo:rsid="000a4904" officeooo:paragraph-rsid="000a4904"/>
    </style:style>
    <style:style style:name="P3" style:family="paragraph" style:parent-style-name="Standard" style:list-style-name="L1">
      <style:text-properties officeooo:rsid="000b20e0" officeooo:paragraph-rsid="000b20e0"/>
    </style:style>
    <style:style style:name="P4" style:family="paragraph" style:parent-style-name="Standard" style:list-style-name="L1">
      <style:text-properties officeooo:rsid="000c6cf1" officeooo:paragraph-rsid="000c6c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77118258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  <text:list>
                <text:list-item>
                  <text:p text:style-name="P4">Navbar</text:p>
                  <text:list>
                    <text:list-item>
                      <text:p text:style-name="P4">Home</text:p>
                    </text:list-item>
                    <text:list-item>
                      <text:p text:style-name="P4">About</text:p>
                    </text:list-item>
                    <text:list-item>
                      <text:p text:style-name="P4">Watches</text:p>
                    </text:list-item>
                    <text:list-item>
                      <text:p text:style-name="P4">Contact</text:p>
                    </text:list-item>
                    <text:list-item>
                      <text:p text:style-name="P4">Checkout</text:p>
                    </text:list-item>
                    <text:list-item>
                      <text:p text:style-name="P4">Sign In</text:p>
                    </text:list-item>
                  </text:list>
                </text:list-item>
                <text:list-item>
                  <text:p text:style-name="P4">SubNav</text:p>
                  <text:list>
                    <text:list-item>
                      <text:p text:style-name="P4">Rolex</text:p>
                    </text:list-item>
                    <text:list-item>
                      <text:p text:style-name="P4">Omega</text:p>
                    </text:list-item>
                    <text:list-item>
                      <text:p text:style-name="P4">Patek Philippe</text:p>
                    </text:list-item>
                    <text:list-item>
                      <text:p text:style-name="P4">Audemars Piguet</text:p>
                    </text:list-item>
                    <text:list-item>
                      <text:p text:style-name="P4">Other</text:p>
                    </text:list-item>
                  </text:list>
                </text:list-item>
                <text:list-item>
                  <text:p text:style-name="P4">Slideshow</text:p>
                </text:list-item>
                <text:list-item>
                  <text:p text:style-name="P4">Description</text:p>
                </text:list-item>
              </text:list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<text:soft-page-break/>Sign in (could use a popup)</text:p>
            </text:list-item>
          </text:list>
        </text:list-item>
        <text:list-item>
          <text:p text:style-name="P2">Stock management</text:p>
          <text:list>
            <text:list-item>
              <text:p text:style-name="P2">Set watch to out of stock when sold</text:p>
            </text:list-item>
            <text:list-item>
              <text:p text:style-name="P2">Generate a report of sold watches</text:p>
            </text:list-item>
            <text:list-item>
              <text:p text:style-name="P3">Admin can set watches back to in stoc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4-27T22:00:48.181829827</dc:date>
    <meta:editing-duration>PT14M26S</meta:editing-duration>
    <meta:editing-cycles>3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49" meta:word-count="146" meta:character-count="594" meta:non-whitespace-character-count="546"/>
  </office:meta>
</office:document-meta>
</file>